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rojektplanung" style:family="table">
      <style:table-properties style:width="6.6931in" table:align="margins"/>
    </style:style>
    <style:style style:name="Projektplanung.A" style:family="table-column">
      <style:table-column-properties style:column-width="1.425in" style:rel-column-width="2052*"/>
    </style:style>
    <style:style style:name="Projektplanung.B" style:family="table-column">
      <style:table-column-properties style:column-width="5.2681in" style:rel-column-width="7586*"/>
    </style:style>
    <style:style style:name="Projektplanung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Projektplanung.B1" style:family="table-cell">
      <style:table-cell-properties fo:padding="0.0382in" fo:border="0.0007in solid #000000"/>
    </style:style>
    <style:style style:name="Projektplanung.A2" style:family="table-cell">
      <style:table-cell-properties fo:padding="0.0382in" fo:border-left="0.0007in solid #000000" fo:border-right="none" fo:border-top="none" fo:border-bottom="0.0007in solid #000000"/>
    </style:style>
    <style:style style:name="Projektplanung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rojektplanung.A5" style:family="table-cell" style:data-style-name="N37">
      <style:table-cell-properties fo:padding="0.0382in" fo:border-left="0.0007in solid #000000" fo:border-right="none" fo:border-top="none" fo:border-bottom="0.0007in solid #000000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rojektdokumentation</text:h>
      <text:p text:style-name="Standard"/>
      <table:table table:name="Projektplanung" table:style-name="Projektplanung">
        <table:table-column table:style-name="Projektplanung.A"/>
        <table:table-column table:style-name="Projektplanung.B"/>
        <table:table-row>
          <table:table-cell table:style-name="Projektplanung.A1" office:value-type="string">
            <text:p text:style-name="Table_20_Contents">17.02.2026</text:p>
          </table:table-cell>
          <table:table-cell table:style-name="Projektplanung.B1" office:value-type="string">
            <text:p text:style-name="Table_20_Contents">Lastenheft &amp; Übersicht erhalten, Projekt Programmierungstool begutachtet &amp; bewertet, Projektplanung geändert, Lastenheft zurückgereicht für Erneuerung entsprechend der Änderungen &amp; Anforderungen, Bestandteile des Spiels geplant, Grafikdimensionnen bestimmt, Py-Game als Software-Entwicklungstool bestimmt, erste Soundausgaben recherchiert, Strukturdiagramm begonnen (drawio als tool)</text:p>
          </table:table-cell>
        </table:table-row>
        <table:table-row>
          <table:table-cell table:style-name="Projektplanung.A2" office:value-type="string">
            <text:p text:style-name="Table_20_Contents">20.02.2026</text:p>
          </table:table-cell>
          <table:table-cell table:style-name="Projektplanung.B2" office:value-type="string">
            <text:p text:style-name="Table_20_Contents">Neues Lastenheft bekommen &amp; ausgewertet, Neues Lastenheft angenommen, Strukturdiagramm beendet</text:p>
          </table:table-cell>
        </table:table-row>
        <table:table-row>
          <table:table-cell table:style-name="Projektplanung.A2" office:value-type="string">
            <text:p text:style-name="Table_20_Contents">24.02.2026</text:p>
          </table:table-cell>
          <table:table-cell table:style-name="Projektplanung.B2" office:value-type="string">
            <text:p text:style-name="Table_20_Contents">Erstellung Pflichtenheft, Erstellung Aktivitätsdiagramm (drawio), erstes Aktivitätsdiagramm beendet </text:p>
          </table:table-cell>
        </table:table-row>
        <table:table-row>
          <table:table-cell table:style-name="Projektplanung.A2" office:value-type="string">
            <text:p text:style-name="Table_20_Contents">27.02.2026</text:p>
          </table:table-cell>
          <table:table-cell table:style-name="Projektplanung.B2" office:value-type="string">
            <text:p text:style-name="Table_20_Contents">Grafiken für das Spiel fertig, Programmierung von classes, loops, map &amp; quit, Aktivitätsdiagramm wird erneuert/ersetzt (einzelne Diagramme neu zusammengeführt)</text:p>
          </table:table-cell>
        </table:table-row>
        <table:table-row>
          <table:table-cell table:style-name="Projektplanung.A5" office:value-type="date" office:date-value="2026-03-03">
            <text:p text:style-name="Table_20_Contents">03/03/26</text:p>
          </table:table-cell>
          <table:table-cell table:style-name="Projektplanung.B2" office:value-type="string">
            <text:p text:style-name="Table_20_Contents">Pflichtenheft wird neu gemacht, Programmierung wird fortgeführt (Äpfel &amp; Kirschen werden implementiert, Fehler bei der Steuerung berichtigt) </text:p>
          </table:table-cell>
        </table:table-row>
        <table:table-row>
          <table:table-cell table:style-name="Projektplanung.A5" office:value-type="date" office:date-value="2026-06-03">
            <text:p text:style-name="Table_20_Contents">06/03/26</text:p>
          </table:table-cell>
          <table:table-cell table:style-name="Projektplanung.B2" office:value-type="string">
            <text:p text:style-name="Table_20_Contents">Hindernisse werden implementiert, Map Wände beenden Spiel, Ansätze von <text:s/>Start &amp; Endbildschirm Implementation, Grafik Überarbeitung einzelner Elemente, Neuauflage vom Pflichtenheft wird gestartet, Soundausgabe festgelegt</text:p>
          </table:table-cell>
        </table:table-row>
        <table:table-row>
          <table:table-cell table:style-name="Projektplanung.A5" office:value-type="date" office:date-value="2026-10-03">
            <text:p text:style-name="Table_20_Contents">10/03/26</text:p>
          </table:table-cell>
          <table:table-cell table:style-name="Projektplanung.B2" office:value-type="string">
            <text:p text:style-name="Table_20_Contents">Soundausgabe implementiert, Fehler in der Hindernis Funktion wird behoben, Anleitung wird verfasst, Steuerung, Level und Map werden in Textformat definiert </text:p>
          </table:table-cell>
        </table:table-row>
        <table:table-row>
          <table:table-cell table:style-name="Projektplanung.A2" office:value-type="string">
            <text:p text:style-name="Table_20_Contents">13.03.2026 </text:p>
          </table:table-cell>
          <table:table-cell table:style-name="Projektplanung.B2" office:value-type="string">
            <text:p text:style-name="Table_20_Contents">Projektabgabe wird verschoben, Pflichtenheft beendet, Dokumentation Fusion, Parameter &amp; Quellenangabe wird in Textformat verfasst, letztes Troubleshooting durchgeführt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uce Wayne</meta:initial-creator>
    <meta:creation-date>2026-03-17T06:05:09</meta:creation-date>
    <meta:document-statistic meta:table-count="1" meta:image-count="0" meta:object-count="0" meta:page-count="1" meta:paragraph-count="17" meta:word-count="162" meta:character-count="1515"/>
    <dc:date>2026-03-17T06:28:45</dc:date>
    <dc:creator>Bruce Wayne</dc:creator>
    <meta:editing-duration>PT8M5S</meta:editing-duration>
    <meta:editing-cycles>1</meta:editing-cycles>
    <meta:generator>OpenOffice/4.1.16$Unix OpenOffice.org_project/4116m3$Build-9816</meta:generator>
  </office:meta>
</office:document-meta>
</file>